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Courier 10 Pitch" svg:font-family="'Courier 10 Pitch'" style:font-adornments="Fett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2" style:family="graphic" style:parent-style-name="standard">
      <style:graphic-properties draw:marker-start="Arrow" draw:marker-start-width="0.3cm" draw:textarea-vertical-align="middle" draw:shadow="hidden"/>
    </style:style>
    <style:style style:name="gr3" style:family="graphic" style:parent-style-name="standard">
      <style:graphic-properties svg:stroke-color="#000000" draw:marker-start="Arrow" draw:marker-start-width="0.3cm" draw:textarea-vertical-align="middle" draw:shadow="hidden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-0.515cm"/>
    </style:style>
    <style:style style:name="ro2" style:family="table-row">
      <style:table-row-properties style:row-height="1.999cm"/>
    </style:style>
    <style:style style:name="ro3" style:family="table-row">
      <style:table-row-properties style:row-height="-0.956cm"/>
    </style:style>
    <style:style style:name="ro4" style:family="table-row">
      <style:table-row-properties style:row-height="-0.213cm"/>
    </style:style>
    <style:style style:name="ro5" style:family="table-row">
      <style:table-row-properties style:row-height="1.5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Courier 10 Pitch" fo:font-size="18pt" fo:font-weight="bold" style:font-size-asian="18pt" style:font-size-complex="18pt"/>
    </style:style>
    <style:style style:name="T2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1cm" svg:y1="4.6cm" svg:x2="24.6cm" svg:y2="13.7cm">
          <text:p/>
        </draw:line>
        <draw:frame draw:style-name="standard" draw:layer="layout" svg:width="4.698cm" svg:height="1.682cm" svg:x="3.552cm" svg:y="9.99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Docs</text:p>
                <text:p>doc_indexkey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1.998cm" svg:x="3.405cm" svg:y="6.7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2" table:default-cell-style-name="gray3">
              <table:table-cell>
                <text:p>Buerge</text:p>
                <text:p>darl_indexkey</text:p>
              </table:table-cell>
              <table:table-cell>
                <text:p/>
                <text:p>brg_indexkey</text:p>
              </table:table-cell>
              <table:table-cell>
                <text:p/>
                <text:p>usr_indexkey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698cm" svg:height="1.998cm" svg:x="3.417cm" svg:y="3.67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>
                <text:p>Darlehen</text:p>
                <text:p>darl_indexkey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397cm" svg:height="1.682cm" svg:x="16.551cm" svg:y="13.58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 table:default-cell-style-name="gray3">
              <table:table-cell>
                <text:p>Objekt</text:p>
                <text:p>obj_user</text:p>
              </table:table-cell>
              <table:table-cell>
                <text:p/>
                <text:p>obj_indexkey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397cm" svg:height="1.682cm" svg:x="4.66cm" svg:y="13.57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4" table:default-cell-style-name="gray3">
              <table:table-cell>
                <text:p>Rendite</text:p>
                <text:p>rend_indexkey</text:p>
              </table:table-cell>
              <table:table-cell>
                <text:p/>
                <text:p>rend_user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698cm" svg:height="1.682cm" svg:x="12.831cm" svg:y="9.971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gray3">
                <text:p>User</text:p>
                <text:p>indexkey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9.397cm" svg:height="1.682cm" svg:x="10.008cm" svg:y="17.20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4" table:default-cell-style-name="gray3">
              <table:table-cell>
                <text:p>Anlage</text:p>
                <text:p>anl_objekt</text:p>
              </table:table-cell>
              <table:table-cell>
                <text:p/>
                <text:p>anl_indexkey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" draw:text-style-name="P2" draw:layer="layout" svg:x1="5.5cm" svg:y1="5.7cm" svg:x2="5.5cm" svg:y2="7.3cm">
          <text:p/>
        </draw:line>
        <draw:line draw:style-name="gr1" draw:text-style-name="P1" draw:layer="layout" svg:x1="14.8cm" svg:y1="8.3cm" svg:x2="14.8cm" svg:y2="10cm">
          <text:p/>
        </draw:line>
        <draw:line draw:style-name="gr3" draw:text-style-name="P2" draw:layer="layout" svg:x1="13cm" svg:y1="13.7cm" svg:x2="13cm" svg:y2="11.4cm">
          <text:p/>
        </draw:line>
        <draw:line draw:style-name="gr1" draw:text-style-name="P1" draw:layer="layout" svg:x1="17.2cm" svg:y1="11.7cm" svg:x2="17.2cm" svg:y2="13.6cm">
          <text:p/>
        </draw:line>
        <draw:line draw:style-name="gr1" draw:text-style-name="P1" draw:layer="layout" svg:x1="12.9cm" svg:y1="17.3cm" svg:x2="22.1cm" svg:y2="15.2cm">
          <text:p/>
        </draw:line>
        <draw:line draw:style-name="gr1" draw:text-style-name="P1" draw:layer="layout" svg:x1="13cm" svg:y1="17.3cm" svg:x2="8.7cm" svg:y2="15.2cm">
          <text:p/>
        </draw:line>
        <draw:line draw:style-name="gr1" draw:text-style-name="P1" draw:layer="layout" svg:x1="15.6cm" svg:y1="17.6cm" svg:x2="15.3cm" svg:y2="11.5cm">
          <text:p/>
        </draw:line>
        <draw:line draw:style-name="gr4" draw:text-style-name="P1" draw:layer="layout" svg:x1="7cm" svg:y1="10.7cm" svg:x2="13cm" svg:y2="10.7cm">
          <text:p/>
        </draw:line>
        <draw:frame draw:style-name="gr5" draw:text-style-name="P3" draw:layer="layout" svg:width="1.459cm" svg:height="0.962cm" svg:x="9.3cm" svg:y="10.5cm">
          <draw:text-box>
            <text:p>If P</text:p>
          </draw:text-box>
        </draw:frame>
        <draw:line draw:style-name="gr4" draw:text-style-name="P1" draw:layer="layout" svg:x1="5.3cm" svg:y1="11.6cm" svg:x2="5.3cm" svg:y2="13.7cm">
          <text:p/>
        </draw:line>
        <draw:frame draw:style-name="gr5" draw:text-style-name="P3" draw:layer="layout" svg:width="1.738cm" svg:height="0.962cm" svg:x="4.7cm" svg:y="12cm">
          <draw:text-box>
            <text:p>If R*</text:p>
          </draw:text-box>
        </draw:frame>
        <draw:frame draw:style-name="gr5" draw:text-style-name="P3" draw:layer="layout" svg:width="11.17cm" svg:height="6.142cm" svg:x="16.8cm" svg:y="1.2cm">
          <draw:text-box>
            <text:p><text:span text:style-name="T1">DocGroup </text:span></text:p>
            <text:p><text:span text:style-name="T2">A <text:s text:c="2"/>= </text:span><text:span text:style-name="T2">Anleger </text:span><text:span text:style-name="T2">Vertrag </text:span><text:span text:style-name="T2">….</text:span></text:p>
            <text:p><text:span text:style-name="T2">P <text:s text:c="2"/>= </text:span><text:span text:style-name="T2">Persönlic</text:span><text:span text:style-name="T2">he </text:span><text:span text:style-name="T2">Unterlage</text:span><text:span text:style-name="T2">n</text:span></text:p>
            <text:p><text:span text:style-name="T2">O <text:s text:c="2"/>= </text:span><text:span text:style-name="T2">Objekt </text:span></text:p>
            <text:p><text:span text:style-name="T2">RO <text:s/>= </text:span><text:span text:style-name="T2">Rendite </text:span><text:span text:style-name="T2">Objekt</text:span></text:p>
            <text:p><text:span text:style-name="T2">BU <text:s/>= </text:span><text:span text:style-name="T2">Buerge</text:span></text:p>
            <text:p><text:span text:style-name="T2">B/RB= </text:span><text:span text:style-name="T2">Bild</text:span></text:p>
            <text:p/>
          </draw:text-box>
        </draw:frame>
        <draw:line draw:style-name="gr4" draw:text-style-name="P1" draw:layer="layout" svg:x1="6.2cm" svg:y1="10.2cm" svg:x2="9.5cm" svg:y2="8.4cm">
          <text:p/>
        </draw:line>
        <draw:frame draw:style-name="gr5" draw:text-style-name="P3" draw:layer="layout" svg:width="1.459cm" svg:height="0.962cm" svg:x="7.3cm" svg:y="9cm">
          <draw:text-box>
            <text:p>If B</text:p>
          </draw:text-box>
        </draw:frame>
        <draw:line draw:style-name="gr4" draw:text-style-name="P1" draw:layer="layout" svg:x1="7.8cm" svg:y1="11.5cm" svg:x2="23.8cm" svg:y2="14.5cm">
          <text:p/>
        </draw:line>
        <draw:frame draw:style-name="gr5" draw:text-style-name="P3" draw:layer="layout" svg:width="1.531cm" svg:height="0.962cm" svg:x="10.341cm" svg:y="11.9cm">
          <draw:text-box>
            <text:p>If 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Courier 10 Pitch" svg:font-family="'Courier 10 Pitch'" style:font-adornments="Fett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5T12:48:26.731683571</meta:creation-date>
    <dc:date>2017-08-05T14:06:37.736673785</dc:date>
    <meta:editing-duration>PT36M54S</meta:editing-duration>
    <meta:editing-cycles>7</meta:editing-cycles>
    <meta:generator>LibreOffice/5.1.6.2$Linux_X86_64 LibreOffice_project/10m0$Build-2</meta:generator>
    <meta:print-date>2017-08-05T13:50:17.200566627</meta:print-date>
    <meta:document-statistic meta:object-count="24"/>
  </office:meta>
</office:document-meta>
</file>